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T1" style:family="text">
      <style:text-properties officeooo:rsid="001453bb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Kevin P. Keegan, Ph.D.</text:span> Independent Researcher Glen Ellyn, IL, USA Email: kevin.p.keegan@gmail.com</text:p>
      <text:section text:style-name="Sect1" text:name="EqCdqBLPS8LAueZiRzrNK-content">
        <text:p text:style-name="Text_20_body"><text:span text:style-name="Strong_20_Emphasis">December 19, 2024</text:span></text:p>
        <text:p text:style-name="Text_20_body"><text:span text:style-name="Strong_20_Emphasis">Editor-in-Chief</text:span> BMC Genomics</text:p>
        <text:p text:style-name="Text_20_body">Dear Editor-in-Chief,</text:p>
        <text:p text:style-name="Text_20_body">I am pleased to submit <text:span text:style-name="T1">my</text:span> manuscript entitled <text:span text:style-name="Strong_20_Emphasis">“Re-analysis of Covid-19 Related RNASeq Count Data Reveals a Robust List of Genes that Exhibit Significant Covid-19 Dependent Differential Expression”</text:span> for consideration for publication in <text:span text:style-name="Strong_20_Emphasis">BMC Genomics</text:span>.</text:p>
        <text:h text:style-name="Heading_20_3" text:outline-level="3">Abstract</text:h>
        <text:p text:style-name="Text_20_body">In this manuscript, <text:span text:style-name="T1">I</text:span> present a novel analysis of RNASeq data from three large-scale studies on Covid-19. <text:span text:style-name="T1">My</text:span> analysis includes a total of 2678 samples, rigorously screened and filtered for quality and relevant metadata. <text:span text:style-name="T1">I</text:span> identify a robust list of 61 genes (60 annotated) showing significant Covid-19 dependent differential expression, highlighting the potential impact on the scientific and medical communities. The reproducible analysis is implemented using the R programming language, enabling further investigations and facilitating future research endeavors.</text:p>
        <text:h text:style-name="Heading_20_3" text:outline-level="3">Significance of the Study</text:h>
        <text:p text:style-name="Text_20_body">Given the substantial public interest and ongoing research efforts focused on understanding Covid-19, <text:span text:style-name="T1">my</text:span> study contributes valuable insights by synthesizing publicly available RNASeq data. The integration of these datasets and the identification of consistent differentially expressed genes across multiple studies represent a significant advancement in Covid-19 genomics research. <text:span text:style-name="T1">My</text:span> approach also exemplifies the power of R and its ecosystem in conducting sophisticated, large-scale biological analyses with modest computational resources.</text:p>
        <text:h text:style-name="Heading_20_3" text:outline-level="3">Suitability for BMC Genomics</text:h>
        <text:p text:style-name="Text_20_body">BMC Genomics is an ideal venue for <text:span text:style-name="T1">this</text:span> manuscript due to its focus on high-quality research in genomics and related fields, including bioinformatics and computational biology. <text:span text:style-name="T1">My</text:span> work aligns with the journal's mission of advancing understanding in genomics through innovative and rigorous scientific inquiry. <text:span text:style-name="T1">I</text:span> believe that <text:span text:style-name="T1">my</text:span> findings and methodological approach will be of great interest to the readership of BMC Genomics.</text:p>
        <text:p text:style-name="Text_20_body">This manuscript has not been published and is not under consideration for publication elsewhere. A<text:span text:style-name="T1">s sole author I</text:span> have read and approved the final version of the manuscript and agree to its submission to BMC Genomics.</text:p>
        <text:p text:style-name="Text_20_body">Thank you for considering <text:span text:style-name="T1">my</text:span> manuscript for publication. <text:span text:style-name="T1">I</text:span> look forward to your positive response.</text:p>
        <text:p text:style-name="Text_20_body">Sincerely,</text:p>
        <text:p text:style-name="Text_20_body">Kevin P. Keegan, Ph.D. Independent Researcher Glen Ellyn, IL, USA Email: kevin.p.keegan@gmail.com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9T08:54:37.916000000</meta:creation-date>
    <dc:date>2024-12-19T08:58:44.318000000</dc:date>
    <meta:editing-duration>PT4M5S</meta:editing-duration>
    <meta:editing-cycles>2</meta:editing-cycles>
    <meta:generator>LibreOffice/24.8.3.2$Windows_X86_64 LibreOffice_project/48a6bac9e7e268aeb4c3483fcf825c94556d9f92</meta:generator>
    <meta:document-statistic meta:table-count="0" meta:image-count="0" meta:object-count="0" meta:page-count="1" meta:paragraph-count="15" meta:word-count="338" meta:character-count="2422" meta:non-whitespace-character-count="2099"/>
  </office:meta>
</office:document-meta>
</file>